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3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4411852" calcext:value-type="float">
            <text:p>14411852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4636459" calcext:value-type="float">
            <text:p>14636459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14.5282665" calcext:value-type="float">
            <text:p>14.5282665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4433" calcext:value-type="float">
            <text:p>1453443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51.7358854" calcext:value-type="float">
            <text:p>51.7358854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1852" calcext:value-type="float">
            <text:p>1441185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192.0720873" calcext:value-type="float">
            <text:p>192.0720873</text:p>
          </table:table-cell>
          <table:table-cell table:style-name="ce14" table:formula="of:=[.C28]" office:value-type="float" office:value="3.88802" calcext:value-type="float">
            <text:p>3.88802</text:p>
          </table:table-cell>
        </table:table-row>
        <table:table-row table:style-name="ro1">
          <table:table-cell office:value-type="float" office:value="14636459" calcext:value-type="float">
            <text:p>1463645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265.2289725" calcext:value-type="float">
            <text:p>265.2289725</text:p>
          </table:table-cell>
          <table:table-cell table:style-name="ce14" table:formula="of:=[.C29]" office:value-type="float" office:value="4.5098" calcext:value-type="float">
            <text:p>4.5098</text:p>
          </table:table-cell>
        </table:table-row>
        <table:table-row table:style-name="ro1">
          <table:table-cell office:value-type="float" office:value="14534433" calcext:value-type="float">
            <text:p>14534433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461.9641635" calcext:value-type="float">
            <text:p>461.9641635</text:p>
          </table:table-cell>
          <table:table-cell table:style-name="ce14" table:formula="of:=[.C30]" office:value-type="float" office:value="0.0266904" calcext:value-type="float">
            <text:p>0.0266904</text:p>
          </table:table-cell>
        </table:table-row>
        <table:table-row table:style-name="ro1">
          <table:table-cell office:value-type="float" office:value="14411852" calcext:value-type="float">
            <text:p>14411852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677.5785015" calcext:value-type="float">
            <text:p>677.5785015</text:p>
          </table:table-cell>
          <table:table-cell table:style-name="ce14" table:formula="of:=[.C31]" office:value-type="float" office:value="4.34468" calcext:value-type="float">
            <text:p>4.34468</text:p>
          </table:table-cell>
        </table:table-row>
        <table:table-row table:style-name="ro1">
          <table:table-cell office:value-type="float" office:value="14636459" calcext:value-type="float">
            <text:p>14636459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952.5796535" calcext:value-type="float">
            <text:p>952.5796535</text:p>
          </table:table-cell>
          <table:table-cell table:style-name="ce14" table:formula="of:=[.C32]" office:value-type="float" office:value="8.70038" calcext:value-type="float">
            <text:p>8.70038</text:p>
          </table:table-cell>
        </table:table-row>
        <table:table-row table:style-name="ro1">
          <table:table-cell office:value-type="float" office:value="14534433" calcext:value-type="float">
            <text:p>14534433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1310.769508" calcext:value-type="float">
            <text:p>1310.769508</text:p>
          </table:table-cell>
          <table:table-cell table:style-name="ce14" table:formula="of:=[.C33]" office:value-type="float" office:value="8.10256" calcext:value-type="float">
            <text:p>8.10256</text:p>
          </table:table-cell>
        </table:table-row>
        <table:table-row table:style-name="ro1">
          <table:table-cell office:value-type="float" office:value="14534433" calcext:value-type="float">
            <text:p>14534433</text:p>
          </table:table-cell>
          <table:table-cell table:formula="of:=AVERAGE([.A2:.A11])/10^6" office:value-type="float" office:value="14.5282665" calcext:value-type="float">
            <text:p>14.5282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51086665" calcext:value-type="float">
            <text:p>51086665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51963713" calcext:value-type="float">
            <text:p>51963713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52373685" calcext:value-type="float">
            <text:p>52373685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67.6101413" calcext:value-type="float">
            <text:p>67.6101413</text:p>
          </table:table-cell>
          <table:table-cell table:style-name="ce14" table:formula="of:=[.C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86665" calcext:value-type="float">
            <text:p>5108666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103.2312533" calcext:value-type="float">
            <text:p>103.2312533</text:p>
          </table:table-cell>
          <table:table-cell table:style-name="ce14" table:formula="of:=[.C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63713" calcext:value-type="float">
            <text:p>51963713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213.9553881" calcext:value-type="float">
            <text:p>213.9553881</text:p>
          </table:table-cell>
          <table:table-cell table:style-name="ce14" table:formula="of:=[.C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73685" calcext:value-type="float">
            <text:p>52373685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473.2719735" calcext:value-type="float">
            <text:p>473.2719735</text:p>
          </table:table-cell>
          <table:table-cell table:style-name="ce14" table:formula="of:=[.C37]" office:value-type="float" office:value="0.858369" calcext:value-type="float">
            <text:p>0.858369</text:p>
          </table:table-cell>
        </table:table-row>
        <table:table-row table:style-name="ro1">
          <table:table-cell office:value-type="float" office:value="51086665" calcext:value-type="float">
            <text:p>51086665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792.5114455" calcext:value-type="float">
            <text:p>792.5114455</text:p>
          </table:table-cell>
          <table:table-cell table:style-name="ce14" table:formula="of:=[.C38]" office:value-type="float" office:value="5.32352" calcext:value-type="float">
            <text:p>5.32352</text:p>
          </table:table-cell>
        </table:table-row>
        <table:table-row table:style-name="ro1">
          <table:table-cell office:value-type="float" office:value="51963713" calcext:value-type="float">
            <text:p>5196371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867.1107655" calcext:value-type="float">
            <text:p>867.1107655</text:p>
          </table:table-cell>
          <table:table-cell table:style-name="ce14" table:formula="of:=[.C39]" office:value-type="float" office:value="0.58673" calcext:value-type="float">
            <text:p>0.58673</text:p>
          </table:table-cell>
        </table:table-row>
        <table:table-row table:style-name="ro1">
          <table:table-cell office:value-type="float" office:value="52373685" calcext:value-type="float">
            <text:p>52373685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1125.25301" calcext:value-type="float">
            <text:p>1125.25301</text:p>
          </table:table-cell>
          <table:table-cell table:style-name="ce14" table:formula="of:=[.C40]" office:value-type="float" office:value="2.51852" calcext:value-type="float">
            <text:p>2.51852</text:p>
          </table:table-cell>
        </table:table-row>
        <table:table-row table:style-name="ro1">
          <table:table-cell office:value-type="float" office:value="51086665" calcext:value-type="float">
            <text:p>51086665</text:p>
          </table:table-cell>
          <table:table-cell table:formula="of:=AVERAGE([.A13:.A22])/10^6" office:value-type="float" office:value="51.7358854" calcext:value-type="float">
            <text:p>51.7358854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1323.7731644" calcext:value-type="float">
            <text:p>1323.7731644</text:p>
          </table:table-cell>
          <table:table-cell table:style-name="ce14" table:formula="of:=[.C41]" office:value-type="float" office:value="4.46097" calcext:value-type="float">
            <text:p>4.46097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207441318" calcext:value-type="float">
            <text:p>207441318</text:p>
          </table:table-cell>
          <table:table-cell table:number-columns-repeated="4"/>
        </table:table-row>
        <table:table-row table:style-name="ro1">
          <table:table-cell office:value-type="float" office:value="186110721" calcext:value-type="float">
            <text:p>186110721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184651345" calcext:value-type="float">
            <text:p>1846513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207441318" calcext:value-type="float">
            <text:p>2074413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6110721" calcext:value-type="float">
            <text:p>186110721</text:p>
          </table:table-cell>
          <table:table-cell/>
          <table:table-cell office:value-type="float" office:value="3.88802" calcext:value-type="float">
            <text:p>3.88802</text:p>
          </table:table-cell>
          <table:table-cell table:number-columns-repeated="2"/>
        </table:table-row>
        <table:table-row table:style-name="ro1">
          <table:table-cell office:value-type="float" office:value="184651345" calcext:value-type="float">
            <text:p>184651345</text:p>
          </table:table-cell>
          <table:table-cell/>
          <table:table-cell office:value-type="float" office:value="4.5098" calcext:value-type="float">
            <text:p>4.5098</text:p>
          </table:table-cell>
          <table:table-cell table:number-columns-repeated="2"/>
        </table:table-row>
        <table:table-row table:style-name="ro1">
          <table:table-cell office:value-type="float" office:value="207441318" calcext:value-type="float">
            <text:p>207441318</text:p>
          </table:table-cell>
          <table:table-cell/>
          <table:table-cell office:value-type="float" office:value="0.0266904" calcext:value-type="float">
            <text:p>0.0266904</text:p>
          </table:table-cell>
          <table:table-cell table:number-columns-repeated="2"/>
        </table:table-row>
        <table:table-row table:style-name="ro1">
          <table:table-cell office:value-type="float" office:value="186110721" calcext:value-type="float">
            <text:p>186110721</text:p>
          </table:table-cell>
          <table:table-cell/>
          <table:table-cell office:value-type="float" office:value="4.34468" calcext:value-type="float">
            <text:p>4.34468</text:p>
          </table:table-cell>
          <table:table-cell table:number-columns-repeated="2"/>
        </table:table-row>
        <table:table-row table:style-name="ro1">
          <table:table-cell office:value-type="float" office:value="184651345" calcext:value-type="float">
            <text:p>184651345</text:p>
          </table:table-cell>
          <table:table-cell office:value-type="string" calcext:value-type="string">
            <text:p>sr</text:p>
          </table:table-cell>
          <table:table-cell office:value-type="float" office:value="8.70038" calcext:value-type="float">
            <text:p>8.70038</text:p>
          </table:table-cell>
          <table:table-cell table:number-columns-repeated="2"/>
        </table:table-row>
        <table:table-row table:style-name="ro1">
          <table:table-cell office:value-type="float" office:value="186110721" calcext:value-type="float">
            <text:p>186110721</text:p>
          </table:table-cell>
          <table:table-cell table:formula="of:=AVERAGE([.A24:.A33])/10^6" office:value-type="float" office:value="192.0720873" calcext:value-type="float">
            <text:p>192.0720873</text:p>
          </table:table-cell>
          <table:table-cell office:value-type="float" office:value="8.10256" calcext:value-type="float">
            <text:p>8.10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284742040" calcext:value-type="float">
            <text:p>2847420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715905" calcext:value-type="float">
            <text:p>2457159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742040" calcext:value-type="float">
            <text:p>284742040</text:p>
          </table:table-cell>
          <table:table-cell/>
          <table:table-cell office:value-type="float" office:value="0.858369" calcext:value-type="float">
            <text:p>0.858369</text:p>
          </table:table-cell>
          <table:table-cell table:number-columns-repeated="2"/>
        </table:table-row>
        <table:table-row table:style-name="ro1">
          <table:table-cell office:value-type="float" office:value="245715905" calcext:value-type="float">
            <text:p>245715905</text:p>
          </table:table-cell>
          <table:table-cell/>
          <table:table-cell office:value-type="float" office:value="5.32352" calcext:value-type="float">
            <text:p>5.32352</text:p>
          </table:table-cell>
          <table:table-cell table:number-columns-repeated="2"/>
        </table:table-row>
        <table:table-row table:style-name="ro1">
          <table:table-cell office:value-type="float" office:value="284742040" calcext:value-type="float">
            <text:p>284742040</text:p>
          </table:table-cell>
          <table:table-cell/>
          <table:table-cell office:value-type="float" office:value="0.58673" calcext:value-type="float">
            <text:p>0.58673</text:p>
          </table:table-cell>
          <table:table-cell table:number-columns-repeated="2"/>
        </table:table-row>
        <table:table-row table:style-name="ro1">
          <table:table-cell office:value-type="float" office:value="245715905" calcext:value-type="float">
            <text:p>245715905</text:p>
          </table:table-cell>
          <table:table-cell/>
          <table:table-cell office:value-type="float" office:value="2.51852" calcext:value-type="float">
            <text:p>2.51852</text:p>
          </table:table-cell>
          <table:table-cell table:number-columns-repeated="2"/>
        </table:table-row>
        <table:table-row table:style-name="ro1">
          <table:table-cell office:value-type="float" office:value="284742040" calcext:value-type="float">
            <text:p>284742040</text:p>
          </table:table-cell>
          <table:table-cell/>
          <table:table-cell office:value-type="float" office:value="4.46097" calcext:value-type="float">
            <text:p>4.46097</text:p>
          </table:table-cell>
          <table:table-cell table:number-columns-repeated="2"/>
        </table:table-row>
        <table:table-row table:style-name="ro1">
          <table:table-cell office:value-type="float" office:value="245715905" calcext:value-type="float">
            <text:p>245715905</text:p>
          </table:table-cell>
          <table:table-cell table:number-columns-repeated="4"/>
        </table:table-row>
        <table:table-row table:style-name="ro1">
          <table:table-cell office:value-type="float" office:value="284742040" calcext:value-type="float">
            <text:p>28474204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45715905" calcext:value-type="float">
            <text:p>245715905</text:p>
          </table:table-cell>
          <table:table-cell table:formula="of:=AVERAGE([.A35:.A44])/10^6" office:value-type="float" office:value="265.2289725" calcext:value-type="float">
            <text:p>265.2289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453328443" calcext:value-type="float">
            <text:p>453328443</text:p>
          </table:table-cell>
          <table:table-cell table:number-columns-repeated="4"/>
        </table:table-row>
        <table:table-row table:style-name="ro1">
          <table:table-cell office:value-type="float" office:value="470599884" calcext:value-type="float">
            <text:p>470599884</text:p>
          </table:table-cell>
          <table:table-cell table:number-columns-repeated="4"/>
        </table:table-row>
        <table:table-row table:style-name="ro1">
          <table:table-cell office:value-type="float" office:value="453328443" calcext:value-type="float">
            <text:p>453328443</text:p>
          </table:table-cell>
          <table:table-cell table:number-columns-repeated="4"/>
        </table:table-row>
        <table:table-row table:style-name="ro1">
          <table:table-cell office:value-type="float" office:value="470599884" calcext:value-type="float">
            <text:p>470599884</text:p>
          </table:table-cell>
          <table:table-cell table:number-columns-repeated="4"/>
        </table:table-row>
        <table:table-row table:style-name="ro1">
          <table:table-cell office:value-type="float" office:value="453328443" calcext:value-type="float">
            <text:p>453328443</text:p>
          </table:table-cell>
          <table:table-cell table:number-columns-repeated="4"/>
        </table:table-row>
        <table:table-row table:style-name="ro1">
          <table:table-cell office:value-type="float" office:value="470599884" calcext:value-type="float">
            <text:p>470599884</text:p>
          </table:table-cell>
          <table:table-cell table:number-columns-repeated="4"/>
        </table:table-row>
        <table:table-row table:style-name="ro1">
          <table:table-cell office:value-type="float" office:value="453328443" calcext:value-type="float">
            <text:p>453328443</text:p>
          </table:table-cell>
          <table:table-cell table:number-columns-repeated="4"/>
        </table:table-row>
        <table:table-row table:style-name="ro1">
          <table:table-cell office:value-type="float" office:value="470599884" calcext:value-type="float">
            <text:p>470599884</text:p>
          </table:table-cell>
          <table:table-cell table:number-columns-repeated="4"/>
        </table:table-row>
        <table:table-row table:style-name="ro1">
          <table:table-cell office:value-type="float" office:value="453328443" calcext:value-type="float">
            <text:p>45332844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70599884" calcext:value-type="float">
            <text:p>470599884</text:p>
          </table:table-cell>
          <table:table-cell table:formula="of:=AVERAGE([.A46:.A55])/10^6" office:value-type="float" office:value="461.9641635" calcext:value-type="float">
            <text:p>461.9641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658913167" calcext:value-type="float">
            <text:p>658913167</text:p>
          </table:table-cell>
          <table:table-cell table:number-columns-repeated="4"/>
        </table:table-row>
        <table:table-row table:style-name="ro1">
          <table:table-cell office:value-type="float" office:value="696243836" calcext:value-type="float">
            <text:p>696243836</text:p>
          </table:table-cell>
          <table:table-cell table:number-columns-repeated="4"/>
        </table:table-row>
        <table:table-row table:style-name="ro1">
          <table:table-cell office:value-type="float" office:value="658913167" calcext:value-type="float">
            <text:p>658913167</text:p>
          </table:table-cell>
          <table:table-cell table:number-columns-repeated="4"/>
        </table:table-row>
        <table:table-row table:style-name="ro1">
          <table:table-cell office:value-type="float" office:value="696243836" calcext:value-type="float">
            <text:p>696243836</text:p>
          </table:table-cell>
          <table:table-cell table:number-columns-repeated="4"/>
        </table:table-row>
        <table:table-row table:style-name="ro1">
          <table:table-cell office:value-type="float" office:value="658913167" calcext:value-type="float">
            <text:p>658913167</text:p>
          </table:table-cell>
          <table:table-cell table:number-columns-repeated="4"/>
        </table:table-row>
        <table:table-row table:style-name="ro1">
          <table:table-cell office:value-type="float" office:value="696243836" calcext:value-type="float">
            <text:p>696243836</text:p>
          </table:table-cell>
          <table:table-cell table:number-columns-repeated="4"/>
        </table:table-row>
        <table:table-row table:style-name="ro1">
          <table:table-cell office:value-type="float" office:value="658913167" calcext:value-type="float">
            <text:p>658913167</text:p>
          </table:table-cell>
          <table:table-cell table:number-columns-repeated="4"/>
        </table:table-row>
        <table:table-row table:style-name="ro1">
          <table:table-cell office:value-type="float" office:value="696243836" calcext:value-type="float">
            <text:p>696243836</text:p>
          </table:table-cell>
          <table:table-cell table:number-columns-repeated="4"/>
        </table:table-row>
        <table:table-row table:style-name="ro1">
          <table:table-cell office:value-type="float" office:value="658913167" calcext:value-type="float">
            <text:p>65891316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96243836" calcext:value-type="float">
            <text:p>696243836</text:p>
          </table:table-cell>
          <table:table-cell table:formula="of:=AVERAGE([.A57:.A66])/10^6" office:value-type="float" office:value="677.5785015" calcext:value-type="float">
            <text:p>677.5785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961872378" calcext:value-type="float">
            <text:p>961872378</text:p>
          </table:table-cell>
          <table:table-cell table:number-columns-repeated="4"/>
        </table:table-row>
        <table:table-row table:style-name="ro1">
          <table:table-cell office:value-type="float" office:value="943286929" calcext:value-type="float">
            <text:p>943286929</text:p>
          </table:table-cell>
          <table:table-cell table:number-columns-repeated="4"/>
        </table:table-row>
        <table:table-row table:style-name="ro1">
          <table:table-cell office:value-type="float" office:value="961872378" calcext:value-type="float">
            <text:p>961872378</text:p>
          </table:table-cell>
          <table:table-cell table:number-columns-repeated="4"/>
        </table:table-row>
        <table:table-row table:style-name="ro1">
          <table:table-cell office:value-type="float" office:value="943286929" calcext:value-type="float">
            <text:p>943286929</text:p>
          </table:table-cell>
          <table:table-cell table:number-columns-repeated="4"/>
        </table:table-row>
        <table:table-row table:style-name="ro1">
          <table:table-cell office:value-type="float" office:value="961872378" calcext:value-type="float">
            <text:p>961872378</text:p>
          </table:table-cell>
          <table:table-cell table:number-columns-repeated="4"/>
        </table:table-row>
        <table:table-row table:style-name="ro1">
          <table:table-cell office:value-type="float" office:value="943286929" calcext:value-type="float">
            <text:p>943286929</text:p>
          </table:table-cell>
          <table:table-cell table:number-columns-repeated="4"/>
        </table:table-row>
        <table:table-row table:style-name="ro1">
          <table:table-cell office:value-type="float" office:value="961872378" calcext:value-type="float">
            <text:p>961872378</text:p>
          </table:table-cell>
          <table:table-cell table:number-columns-repeated="4"/>
        </table:table-row>
        <table:table-row table:style-name="ro1">
          <table:table-cell office:value-type="float" office:value="943286929" calcext:value-type="float">
            <text:p>943286929</text:p>
          </table:table-cell>
          <table:table-cell table:number-columns-repeated="4"/>
        </table:table-row>
        <table:table-row table:style-name="ro1">
          <table:table-cell office:value-type="float" office:value="961872378" calcext:value-type="float">
            <text:p>96187237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43286929" calcext:value-type="float">
            <text:p>943286929</text:p>
          </table:table-cell>
          <table:table-cell table:formula="of:=AVERAGE([.A68:.A77])/10^6" office:value-type="float" office:value="952.5796535" calcext:value-type="float">
            <text:p>952.5796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1207178412" calcext:value-type="float">
            <text:p>1207178412</text:p>
          </table:table-cell>
          <table:table-cell table:number-columns-repeated="4"/>
        </table:table-row>
        <table:table-row table:style-name="ro1">
          <table:table-cell office:value-type="float" office:value="1414360604" calcext:value-type="float">
            <text:p>1414360604</text:p>
          </table:table-cell>
          <table:table-cell table:number-columns-repeated="4"/>
        </table:table-row>
        <table:table-row table:style-name="ro1">
          <table:table-cell office:value-type="float" office:value="1207178412" calcext:value-type="float">
            <text:p>1207178412</text:p>
          </table:table-cell>
          <table:table-cell table:number-columns-repeated="4"/>
        </table:table-row>
        <table:table-row table:style-name="ro1">
          <table:table-cell office:value-type="float" office:value="1414360604" calcext:value-type="float">
            <text:p>1414360604</text:p>
          </table:table-cell>
          <table:table-cell table:number-columns-repeated="4"/>
        </table:table-row>
        <table:table-row table:style-name="ro1">
          <table:table-cell office:value-type="float" office:value="1207178412" calcext:value-type="float">
            <text:p>1207178412</text:p>
          </table:table-cell>
          <table:table-cell table:number-columns-repeated="4"/>
        </table:table-row>
        <table:table-row table:style-name="ro1">
          <table:table-cell office:value-type="float" office:value="1414360604" calcext:value-type="float">
            <text:p>1414360604</text:p>
          </table:table-cell>
          <table:table-cell table:number-columns-repeated="4"/>
        </table:table-row>
        <table:table-row table:style-name="ro1">
          <table:table-cell office:value-type="float" office:value="1207178412" calcext:value-type="float">
            <text:p>1207178412</text:p>
          </table:table-cell>
          <table:table-cell table:number-columns-repeated="4"/>
        </table:table-row>
        <table:table-row table:style-name="ro1">
          <table:table-cell office:value-type="float" office:value="1414360604" calcext:value-type="float">
            <text:p>1414360604</text:p>
          </table:table-cell>
          <table:table-cell table:number-columns-repeated="4"/>
        </table:table-row>
        <table:table-row table:style-name="ro1">
          <table:table-cell office:value-type="float" office:value="1207178412" calcext:value-type="float">
            <text:p>120717841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414360604" calcext:value-type="float">
            <text:p>1414360604</text:p>
          </table:table-cell>
          <table:table-cell table:formula="of:=AVERAGE([.A79:.A88])/10^6" office:value-type="float" office:value="1310.769508" calcext:value-type="float">
            <text:p>1310.76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70143945" calcext:value-type="float">
            <text:p>70143945</text:p>
          </table:table-cell>
          <table:table-cell table:number-columns-repeated="4"/>
        </table:table-row>
        <table:table-row table:style-name="ro1">
          <table:table-cell office:value-type="float" office:value="64542905" calcext:value-type="float">
            <text:p>64542905</text:p>
          </table:table-cell>
          <table:table-cell table:number-columns-repeated="4"/>
        </table:table-row>
        <table:table-row table:style-name="ro1">
          <table:table-cell office:value-type="float" office:value="69165986" calcext:value-type="float">
            <text:p>69165986</text:p>
          </table:table-cell>
          <table:table-cell table:number-columns-repeated="4"/>
        </table:table-row>
        <table:table-row table:style-name="ro1">
          <table:table-cell office:value-type="float" office:value="70143945" calcext:value-type="float">
            <text:p>70143945</text:p>
          </table:table-cell>
          <table:table-cell table:number-columns-repeated="4"/>
        </table:table-row>
        <table:table-row table:style-name="ro1">
          <table:table-cell office:value-type="float" office:value="64542905" calcext:value-type="float">
            <text:p>64542905</text:p>
          </table:table-cell>
          <table:table-cell table:number-columns-repeated="4"/>
        </table:table-row>
        <table:table-row table:style-name="ro1">
          <table:table-cell office:value-type="float" office:value="69165986" calcext:value-type="float">
            <text:p>69165986</text:p>
          </table:table-cell>
          <table:table-cell table:number-columns-repeated="4"/>
        </table:table-row>
        <table:table-row table:style-name="ro1">
          <table:table-cell office:value-type="float" office:value="70143945" calcext:value-type="float">
            <text:p>70143945</text:p>
          </table:table-cell>
          <table:table-cell table:number-columns-repeated="4"/>
        </table:table-row>
        <table:table-row table:style-name="ro1">
          <table:table-cell office:value-type="float" office:value="64542905" calcext:value-type="float">
            <text:p>64542905</text:p>
          </table:table-cell>
          <table:table-cell table:number-columns-repeated="4"/>
        </table:table-row>
        <table:table-row table:style-name="ro1">
          <table:table-cell office:value-type="float" office:value="69165986" calcext:value-type="float">
            <text:p>6916598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4542905" calcext:value-type="float">
            <text:p>64542905</text:p>
          </table:table-cell>
          <table:table-cell table:formula="of:=AVERAGE([.A90:.A99])/10^6" office:value-type="float" office:value="67.6101413" calcext:value-type="float">
            <text:p>67.6101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118126855" calcext:value-type="float">
            <text:p>118126855</text:p>
          </table:table-cell>
          <table:table-cell table:number-columns-repeated="4"/>
        </table:table-row>
        <table:table-row table:style-name="ro1">
          <table:table-cell office:value-type="float" office:value="102075377" calcext:value-type="float">
            <text:p>102075377</text:p>
          </table:table-cell>
          <table:table-cell table:number-columns-repeated="4"/>
        </table:table-row>
        <table:table-row table:style-name="ro1">
          <table:table-cell office:value-type="float" office:value="89876820" calcext:value-type="float">
            <text:p>89876820</text:p>
          </table:table-cell>
          <table:table-cell table:number-columns-repeated="4"/>
        </table:table-row>
        <table:table-row table:style-name="ro1">
          <table:table-cell office:value-type="float" office:value="118126855" calcext:value-type="float">
            <text:p>118126855</text:p>
          </table:table-cell>
          <table:table-cell table:number-columns-repeated="4"/>
        </table:table-row>
        <table:table-row table:style-name="ro1">
          <table:table-cell office:value-type="float" office:value="102075377" calcext:value-type="float">
            <text:p>102075377</text:p>
          </table:table-cell>
          <table:table-cell table:number-columns-repeated="4"/>
        </table:table-row>
        <table:table-row table:style-name="ro1">
          <table:table-cell office:value-type="float" office:value="89876820" calcext:value-type="float">
            <text:p>89876820</text:p>
          </table:table-cell>
          <table:table-cell table:number-columns-repeated="4"/>
        </table:table-row>
        <table:table-row table:style-name="ro1">
          <table:table-cell office:value-type="float" office:value="118126855" calcext:value-type="float">
            <text:p>118126855</text:p>
          </table:table-cell>
          <table:table-cell table:number-columns-repeated="4"/>
        </table:table-row>
        <table:table-row table:style-name="ro1">
          <table:table-cell office:value-type="float" office:value="102075377" calcext:value-type="float">
            <text:p>102075377</text:p>
          </table:table-cell>
          <table:table-cell table:number-columns-repeated="4"/>
        </table:table-row>
        <table:table-row table:style-name="ro1">
          <table:table-cell office:value-type="float" office:value="89876820" calcext:value-type="float">
            <text:p>8987682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2075377" calcext:value-type="float">
            <text:p>102075377</text:p>
          </table:table-cell>
          <table:table-cell table:formula="of:=AVERAGE([.A101:.A110])/10^6" office:value-type="float" office:value="103.2312533" calcext:value-type="float">
            <text:p>103.2312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195922739" calcext:value-type="float">
            <text:p>195922739</text:p>
          </table:table-cell>
          <table:table-cell table:number-columns-repeated="4"/>
        </table:table-row>
        <table:table-row table:style-name="ro1">
          <table:table-cell office:value-type="float" office:value="251803360" calcext:value-type="float">
            <text:p>251803360</text:p>
          </table:table-cell>
          <table:table-cell table:number-columns-repeated="4"/>
        </table:table-row>
        <table:table-row table:style-name="ro1">
          <table:table-cell office:value-type="float" office:value="199093896" calcext:value-type="float">
            <text:p>199093896</text:p>
          </table:table-cell>
          <table:table-cell table:number-columns-repeated="4"/>
        </table:table-row>
        <table:table-row table:style-name="ro1">
          <table:table-cell office:value-type="float" office:value="195922739" calcext:value-type="float">
            <text:p>195922739</text:p>
          </table:table-cell>
          <table:table-cell table:number-columns-repeated="4"/>
        </table:table-row>
        <table:table-row table:style-name="ro1">
          <table:table-cell office:value-type="float" office:value="251803360" calcext:value-type="float">
            <text:p>251803360</text:p>
          </table:table-cell>
          <table:table-cell table:number-columns-repeated="4"/>
        </table:table-row>
        <table:table-row table:style-name="ro1">
          <table:table-cell office:value-type="float" office:value="199093896" calcext:value-type="float">
            <text:p>199093896</text:p>
          </table:table-cell>
          <table:table-cell table:number-columns-repeated="4"/>
        </table:table-row>
        <table:table-row table:style-name="ro1">
          <table:table-cell office:value-type="float" office:value="199093896" calcext:value-type="float">
            <text:p>199093896</text:p>
          </table:table-cell>
          <table:table-cell table:number-columns-repeated="4"/>
        </table:table-row>
        <table:table-row table:style-name="ro1">
          <table:table-cell office:value-type="float" office:value="195922739" calcext:value-type="float">
            <text:p>195922739</text:p>
          </table:table-cell>
          <table:table-cell table:number-columns-repeated="4"/>
        </table:table-row>
        <table:table-row table:style-name="ro1">
          <table:table-cell office:value-type="float" office:value="251803360" calcext:value-type="float">
            <text:p>25180336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99093896" calcext:value-type="float">
            <text:p>199093896</text:p>
          </table:table-cell>
          <table:table-cell table:formula="of:=AVERAGE([.A112:.A121])/10^6" office:value-type="float" office:value="213.9553881" calcext:value-type="float">
            <text:p>213.9553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442504485" calcext:value-type="float">
            <text:p>442504485</text:p>
          </table:table-cell>
          <table:table-cell table:number-columns-repeated="4"/>
        </table:table-row>
        <table:table-row table:style-name="ro1">
          <table:table-cell office:value-type="float" office:value="504039462" calcext:value-type="float">
            <text:p>504039462</text:p>
          </table:table-cell>
          <table:table-cell table:number-columns-repeated="4"/>
        </table:table-row>
        <table:table-row table:style-name="ro1">
          <table:table-cell office:value-type="float" office:value="442504485" calcext:value-type="float">
            <text:p>442504485</text:p>
          </table:table-cell>
          <table:table-cell table:number-columns-repeated="4"/>
        </table:table-row>
        <table:table-row table:style-name="ro1">
          <table:table-cell office:value-type="float" office:value="504039462" calcext:value-type="float">
            <text:p>504039462</text:p>
          </table:table-cell>
          <table:table-cell table:number-columns-repeated="4"/>
        </table:table-row>
        <table:table-row table:style-name="ro1">
          <table:table-cell office:value-type="float" office:value="442504485" calcext:value-type="float">
            <text:p>442504485</text:p>
          </table:table-cell>
          <table:table-cell table:number-columns-repeated="4"/>
        </table:table-row>
        <table:table-row table:style-name="ro1">
          <table:table-cell office:value-type="float" office:value="504039462" calcext:value-type="float">
            <text:p>504039462</text:p>
          </table:table-cell>
          <table:table-cell table:number-columns-repeated="4"/>
        </table:table-row>
        <table:table-row table:style-name="ro1">
          <table:table-cell office:value-type="float" office:value="442504485" calcext:value-type="float">
            <text:p>442504485</text:p>
          </table:table-cell>
          <table:table-cell table:number-columns-repeated="4"/>
        </table:table-row>
        <table:table-row table:style-name="ro1">
          <table:table-cell office:value-type="float" office:value="504039462" calcext:value-type="float">
            <text:p>504039462</text:p>
          </table:table-cell>
          <table:table-cell table:number-columns-repeated="4"/>
        </table:table-row>
        <table:table-row table:style-name="ro1">
          <table:table-cell office:value-type="float" office:value="442504485" calcext:value-type="float">
            <text:p>44250448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04039462" calcext:value-type="float">
            <text:p>504039462</text:p>
          </table:table-cell>
          <table:table-cell table:formula="of:=AVERAGE([.A123:.A132])/10^6" office:value-type="float" office:value="473.2719735" calcext:value-type="float">
            <text:p>473.2719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856458299" calcext:value-type="float">
            <text:p>856458299</text:p>
          </table:table-cell>
          <table:table-cell table:number-columns-repeated="4"/>
        </table:table-row>
        <table:table-row table:style-name="ro1">
          <table:table-cell office:value-type="float" office:value="728564592" calcext:value-type="float">
            <text:p>728564592</text:p>
          </table:table-cell>
          <table:table-cell table:number-columns-repeated="4"/>
        </table:table-row>
        <table:table-row table:style-name="ro1">
          <table:table-cell office:value-type="float" office:value="856458299" calcext:value-type="float">
            <text:p>856458299</text:p>
          </table:table-cell>
          <table:table-cell table:number-columns-repeated="4"/>
        </table:table-row>
        <table:table-row table:style-name="ro1">
          <table:table-cell office:value-type="float" office:value="728564592" calcext:value-type="float">
            <text:p>728564592</text:p>
          </table:table-cell>
          <table:table-cell table:number-columns-repeated="4"/>
        </table:table-row>
        <table:table-row table:style-name="ro1">
          <table:table-cell office:value-type="float" office:value="856458299" calcext:value-type="float">
            <text:p>856458299</text:p>
          </table:table-cell>
          <table:table-cell table:number-columns-repeated="4"/>
        </table:table-row>
        <table:table-row table:style-name="ro1">
          <table:table-cell office:value-type="float" office:value="728564592" calcext:value-type="float">
            <text:p>728564592</text:p>
          </table:table-cell>
          <table:table-cell table:number-columns-repeated="4"/>
        </table:table-row>
        <table:table-row table:style-name="ro1">
          <table:table-cell office:value-type="float" office:value="856458299" calcext:value-type="float">
            <text:p>856458299</text:p>
          </table:table-cell>
          <table:table-cell table:number-columns-repeated="4"/>
        </table:table-row>
        <table:table-row table:style-name="ro1">
          <table:table-cell office:value-type="float" office:value="728564592" calcext:value-type="float">
            <text:p>728564592</text:p>
          </table:table-cell>
          <table:table-cell table:number-columns-repeated="4"/>
        </table:table-row>
        <table:table-row table:style-name="ro1">
          <table:table-cell office:value-type="float" office:value="856458299" calcext:value-type="float">
            <text:p>85645829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28564592" calcext:value-type="float">
            <text:p>728564592</text:p>
          </table:table-cell>
          <table:table-cell table:formula="of:=AVERAGE([.A134:.A143])/10^6" office:value-type="float" office:value="792.5114455" calcext:value-type="float">
            <text:p>792.5114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851903036" calcext:value-type="float">
            <text:p>851903036</text:p>
          </table:table-cell>
          <table:table-cell table:number-columns-repeated="4"/>
        </table:table-row>
        <table:table-row table:style-name="ro1">
          <table:table-cell office:value-type="float" office:value="882318495" calcext:value-type="float">
            <text:p>882318495</text:p>
          </table:table-cell>
          <table:table-cell table:number-columns-repeated="4"/>
        </table:table-row>
        <table:table-row table:style-name="ro1">
          <table:table-cell office:value-type="float" office:value="851903036" calcext:value-type="float">
            <text:p>851903036</text:p>
          </table:table-cell>
          <table:table-cell table:number-columns-repeated="4"/>
        </table:table-row>
        <table:table-row table:style-name="ro1">
          <table:table-cell office:value-type="float" office:value="882318495" calcext:value-type="float">
            <text:p>882318495</text:p>
          </table:table-cell>
          <table:table-cell table:number-columns-repeated="4"/>
        </table:table-row>
        <table:table-row table:style-name="ro1">
          <table:table-cell office:value-type="float" office:value="851903036" calcext:value-type="float">
            <text:p>851903036</text:p>
          </table:table-cell>
          <table:table-cell table:number-columns-repeated="4"/>
        </table:table-row>
        <table:table-row table:style-name="ro1">
          <table:table-cell office:value-type="float" office:value="882318495" calcext:value-type="float">
            <text:p>882318495</text:p>
          </table:table-cell>
          <table:table-cell table:number-columns-repeated="4"/>
        </table:table-row>
        <table:table-row table:style-name="ro1">
          <table:table-cell office:value-type="float" office:value="851903036" calcext:value-type="float">
            <text:p>851903036</text:p>
          </table:table-cell>
          <table:table-cell table:number-columns-repeated="4"/>
        </table:table-row>
        <table:table-row table:style-name="ro1">
          <table:table-cell office:value-type="float" office:value="882318495" calcext:value-type="float">
            <text:p>882318495</text:p>
          </table:table-cell>
          <table:table-cell table:number-columns-repeated="4"/>
        </table:table-row>
        <table:table-row table:style-name="ro1">
          <table:table-cell office:value-type="float" office:value="851903036" calcext:value-type="float">
            <text:p>85190303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82318495" calcext:value-type="float">
            <text:p>882318495</text:p>
          </table:table-cell>
          <table:table-cell table:formula="of:=AVERAGE([.A145:.A154])/10^6" office:value-type="float" office:value="867.1107655" calcext:value-type="float">
            <text:p>867.1107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1150674845" calcext:value-type="float">
            <text:p>1150674845</text:p>
          </table:table-cell>
          <table:table-cell table:number-columns-repeated="4"/>
        </table:table-row>
        <table:table-row table:style-name="ro1">
          <table:table-cell office:value-type="float" office:value="1099831175" calcext:value-type="float">
            <text:p>1099831175</text:p>
          </table:table-cell>
          <table:table-cell table:number-columns-repeated="4"/>
        </table:table-row>
        <table:table-row table:style-name="ro1">
          <table:table-cell office:value-type="float" office:value="1150674845" calcext:value-type="float">
            <text:p>1150674845</text:p>
          </table:table-cell>
          <table:table-cell table:number-columns-repeated="4"/>
        </table:table-row>
        <table:table-row table:style-name="ro1">
          <table:table-cell office:value-type="float" office:value="1099831175" calcext:value-type="float">
            <text:p>1099831175</text:p>
          </table:table-cell>
          <table:table-cell table:number-columns-repeated="4"/>
        </table:table-row>
        <table:table-row table:style-name="ro1">
          <table:table-cell office:value-type="float" office:value="1150674845" calcext:value-type="float">
            <text:p>1150674845</text:p>
          </table:table-cell>
          <table:table-cell table:number-columns-repeated="4"/>
        </table:table-row>
        <table:table-row table:style-name="ro1">
          <table:table-cell office:value-type="float" office:value="1099831175" calcext:value-type="float">
            <text:p>1099831175</text:p>
          </table:table-cell>
          <table:table-cell table:number-columns-repeated="4"/>
        </table:table-row>
        <table:table-row table:style-name="ro1">
          <table:table-cell office:value-type="float" office:value="1150674845" calcext:value-type="float">
            <text:p>1150674845</text:p>
          </table:table-cell>
          <table:table-cell table:number-columns-repeated="4"/>
        </table:table-row>
        <table:table-row table:style-name="ro1">
          <table:table-cell office:value-type="float" office:value="1099831175" calcext:value-type="float">
            <text:p>1099831175</text:p>
          </table:table-cell>
          <table:table-cell table:number-columns-repeated="4"/>
        </table:table-row>
        <table:table-row table:style-name="ro1">
          <table:table-cell office:value-type="float" office:value="1150674845" calcext:value-type="float">
            <text:p>115067484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99831175" calcext:value-type="float">
            <text:p>1099831175</text:p>
          </table:table-cell>
          <table:table-cell table:formula="of:=AVERAGE([.A156:.A165])/10^6" office:value-type="float" office:value="1125.25301" calcext:value-type="float">
            <text:p>1125.25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1292050432" calcext:value-type="float">
            <text:p>1292050432</text:p>
          </table:table-cell>
          <table:table-cell table:number-columns-repeated="4"/>
        </table:table-row>
        <table:table-row table:style-name="ro1">
          <table:table-cell office:value-type="float" office:value="1371357263" calcext:value-type="float">
            <text:p>1371357263</text:p>
          </table:table-cell>
          <table:table-cell table:number-columns-repeated="4"/>
        </table:table-row>
        <table:table-row table:style-name="ro1">
          <table:table-cell office:value-type="float" office:value="1292050432" calcext:value-type="float">
            <text:p>1292050432</text:p>
          </table:table-cell>
          <table:table-cell table:number-columns-repeated="4"/>
        </table:table-row>
        <table:table-row table:style-name="ro1">
          <table:table-cell office:value-type="float" office:value="1371357263" calcext:value-type="float">
            <text:p>1371357263</text:p>
          </table:table-cell>
          <table:table-cell table:number-columns-repeated="4"/>
        </table:table-row>
        <table:table-row table:style-name="ro1">
          <table:table-cell office:value-type="float" office:value="1292050432" calcext:value-type="float">
            <text:p>129205043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371357263" calcext:value-type="float">
            <text:p>1371357263</text:p>
          </table:table-cell>
          <table:table-cell table:number-columns-repeated="4"/>
        </table:table-row>
        <table:table-row table:style-name="ro1">
          <table:table-cell office:value-type="float" office:value="1292050432" calcext:value-type="float">
            <text:p>1292050432</text:p>
          </table:table-cell>
          <table:table-cell table:number-columns-repeated="4"/>
        </table:table-row>
        <table:table-row table:style-name="ro1">
          <table:table-cell office:value-type="float" office:value="1292050432" calcext:value-type="float">
            <text:p>1292050432</text:p>
          </table:table-cell>
          <table:table-cell table:number-columns-repeated="4"/>
        </table:table-row>
        <table:table-row table:style-name="ro1">
          <table:table-cell office:value-type="float" office:value="1292050432" calcext:value-type="float">
            <text:p>129205043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371357263" calcext:value-type="float">
            <text:p>1371357263</text:p>
          </table:table-cell>
          <table:table-cell table:formula="of:=AVERAGE([.A167:.A176])/10^6" office:value-type="float" office:value="1323.7731644" calcext:value-type="float">
            <text:p>1323.7731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str_alfa_999.csv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in" svg:height="3.5453in" svg:x="5.485in" svg:y="1.1606in">
            <draw:object draw:notify-on-update-of-ranges="Sheet2.C22:Sheet2.C37 Sheet2.B3:Sheet2.B18 Sheet2.B1:Sheet2.B1 Sheet2.C3:Sheet2.C18 Sheet2.B22:Sheet2.B37 Sheet2.B20:Sheet2.B20 Sheet2.C22:Sheet2.C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in" svg:height="3.5453in" svg:x="5.3339in" svg:y="5.3339in">
            <draw:object draw:notify-on-update-of-ranges="Sheet2.C22:Sheet2.C37 Sheet2.B22:Sheet2.B37 Sheet2.B20:Sheet2.B20 Sheet2.D22:Sheet2.D37 Sheet2.B41:Sheet2.B41 Sheet2.D43:Sheet2.D58 Sheet2.B43:Sheet2.B58 Sheet2.B3:Sheet2.B18 Sheet2.B1:Sheet2.B1 Sheet2.D3:Sheet2.D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α = 0.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4573901" calcext:value-type="float">
            <text:p>1.4573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.3558626" calcext:value-type="float">
            <text:p>5.3558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5.6540922" calcext:value-type="float">
            <text:p>25.6540922</text:p>
          </table:table-cell>
          <table:table-cell office:value-type="float" office:value="9.19129" calcext:value-type="float">
            <text:p>9.1912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0.304062" calcext:value-type="float">
            <text:p>30.304062</text:p>
          </table:table-cell>
          <table:table-cell office:value-type="float" office:value="6.42484" calcext:value-type="float">
            <text:p>6.4248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2.3861814" calcext:value-type="float">
            <text:p>52.3861814</text:p>
          </table:table-cell>
          <table:table-cell office:value-type="float" office:value="0.227758" calcext:value-type="float">
            <text:p>0.22775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67.9462512" calcext:value-type="float">
            <text:p>67.9462512</text:p>
          </table:table-cell>
          <table:table-cell office:value-type="float" office:value="8.44605" calcext:value-type="float">
            <text:p>8.4460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95.5628426" calcext:value-type="float">
            <text:p>95.5628426</text:p>
          </table:table-cell>
          <table:table-cell office:value-type="float" office:value="11.3377" calcext:value-type="float">
            <text:p>11.337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26.7130687" calcext:value-type="float">
            <text:p>126.7130687</text:p>
          </table:table-cell>
          <table:table-cell office:value-type="float" office:value="13.1179" calcext:value-type="float">
            <text:p>13.117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.3572235" calcext:value-type="float">
            <text:p>5.3572235</text:p>
          </table:table-cell>
          <table:table-cell office:value-type="float" office:value="0.0767386" calcext:value-type="float">
            <text:p>0.076738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.6029602" calcext:value-type="float">
            <text:p>9.6029602</text:p>
          </table:table-cell>
          <table:table-cell office:value-type="float" office:value="1.1304" calcext:value-type="float">
            <text:p>1.130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.225291" calcext:value-type="float">
            <text:p>19.225291</text:p>
          </table:table-cell>
          <table:table-cell office:value-type="float" office:value="1.40373" calcext:value-type="float">
            <text:p>1.4037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0.1506633" calcext:value-type="float">
            <text:p>40.1506633</text:p>
          </table:table-cell>
          <table:table-cell office:value-type="float" office:value="3.69099" calcext:value-type="float">
            <text:p>3.6909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74.2462798" calcext:value-type="float">
            <text:p>74.2462798</text:p>
          </table:table-cell>
          <table:table-cell office:value-type="float" office:value="6.3511" calcext:value-type="float">
            <text:p>6.351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9.4269782" calcext:value-type="float">
            <text:p>89.4269782</text:p>
          </table:table-cell>
          <table:table-cell office:value-type="float" office:value="3.39161" calcext:value-type="float">
            <text:p>3.3916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6.675121" calcext:value-type="float">
            <text:p>136.675121</text:p>
          </table:table-cell>
          <table:table-cell office:value-type="float" office:value="6.37037" calcext:value-type="float">
            <text:p>6.3703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35.4022454" calcext:value-type="float">
            <text:p>135.4022454</text:p>
          </table:table-cell>
          <table:table-cell office:value-type="float" office:value="7.24907" calcext:value-type="float">
            <text:p>7.2490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α = 0.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055375" calcext:value-type="float">
            <text:p>0.2055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150527" calcext:value-type="float">
            <text:p>0.615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.5931555" calcext:value-type="float">
            <text:p>2.5931555</text:p>
          </table:table-cell>
          <table:table-cell office:value-type="float" office:value="16.3841" calcext:value-type="float">
            <text:p>16.384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.9471013" calcext:value-type="float">
            <text:p>3.9471013</text:p>
          </table:table-cell>
          <table:table-cell office:value-type="float" office:value="12.8824" calcext:value-type="float">
            <text:p>12.882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.5950013" calcext:value-type="float">
            <text:p>5.5950013</text:p>
          </table:table-cell>
          <table:table-cell office:value-type="float" office:value="0.382562" calcext:value-type="float">
            <text:p>0.38256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.4903015" calcext:value-type="float">
            <text:p>8.4903015</text:p>
          </table:table-cell>
          <table:table-cell office:value-type="float" office:value="15.2252" calcext:value-type="float">
            <text:p>15.225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4.0903101" calcext:value-type="float">
            <text:p>14.0903101</text:p>
          </table:table-cell>
          <table:table-cell office:value-type="float" office:value="21.1474" calcext:value-type="float">
            <text:p>21.14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3.0016999" calcext:value-type="float">
            <text:p>13.0016999</text:p>
          </table:table-cell>
          <table:table-cell office:value-type="float" office:value="21.6462" calcext:value-type="float">
            <text:p>21.646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043874" calcext:value-type="float">
            <text:p>0.6043874</text:p>
          </table:table-cell>
          <table:table-cell office:value-type="float" office:value="1.00719" calcext:value-type="float">
            <text:p>1.007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0009485" calcext:value-type="float">
            <text:p>1.0009485</text:p>
          </table:table-cell>
          <table:table-cell office:value-type="float" office:value="4.54747" calcext:value-type="float">
            <text:p>4.5474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7674548" calcext:value-type="float">
            <text:p>1.7674548</text:p>
          </table:table-cell>
          <table:table-cell office:value-type="float" office:value="5.68323" calcext:value-type="float">
            <text:p>5.6832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.1575363" calcext:value-type="float">
            <text:p>4.1575363</text:p>
          </table:table-cell>
          <table:table-cell office:value-type="float" office:value="10.3386" calcext:value-type="float">
            <text:p>10.338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.4477165" calcext:value-type="float">
            <text:p>8.4477165</text:p>
          </table:table-cell>
          <table:table-cell office:value-type="float" office:value="9.49615" calcext:value-type="float">
            <text:p>9.4961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2.9581855" calcext:value-type="float">
            <text:p>12.9581855</text:p>
          </table:table-cell>
          <table:table-cell office:value-type="float" office:value="10.7068" calcext:value-type="float">
            <text:p>10.706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.7494138" calcext:value-type="float">
            <text:p>12.7494138</text:p>
          </table:table-cell>
          <table:table-cell office:value-type="float" office:value="12.0741" calcext:value-type="float">
            <text:p>12.074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7.3814997" calcext:value-type="float">
            <text:p>17.3814997</text:p>
          </table:table-cell>
          <table:table-cell office:value-type="float" office:value="10.948" calcext:value-type="float">
            <text:p>10.948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α = 0.9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float" office:value="14.5282665" calcext:value-type="float">
            <text:p>14.528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1.7358854" calcext:value-type="float">
            <text:p>51.7358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2.0720873" calcext:value-type="float">
            <text:p>192.0720873</text:p>
          </table:table-cell>
          <table:table-cell office:value-type="float" office:value="3.88802" calcext:value-type="float">
            <text:p>3.8880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65.2289725" calcext:value-type="float">
            <text:p>265.2289725</text:p>
          </table:table-cell>
          <table:table-cell office:value-type="float" office:value="4.5098" calcext:value-type="float">
            <text:p>4.5098</text:p>
          </table:table-cell>
        </table:table-row>
        <table:table-row table:style-name="ro1">
          <table:table-cell/>
          <table:table-cell table:style-name="ce4" office:value-type="float" office:value="43" calcext:value-type="float">
            <text:p>43</text:p>
          </table:table-cell>
          <table:table-cell office:value-type="float" office:value="461.9641635" calcext:value-type="float">
            <text:p>461.9641635</text:p>
          </table:table-cell>
          <table:table-cell office:value-type="float" office:value="0.0266904" calcext:value-type="float">
            <text:p>0.0266904</text:p>
          </table:table-cell>
        </table:table-row>
        <table:table-row table:style-name="ro1">
          <table:table-cell/>
          <table:table-cell table:style-name="ce4" office:value-type="float" office:value="53" calcext:value-type="float">
            <text:p>53</text:p>
          </table:table-cell>
          <table:table-cell office:value-type="float" office:value="677.5785015" calcext:value-type="float">
            <text:p>677.5785015</text:p>
          </table:table-cell>
          <table:table-cell office:value-type="float" office:value="4.34468" calcext:value-type="float">
            <text:p>4.34468</text:p>
          </table:table-cell>
        </table:table-row>
        <table:table-row table:style-name="ro1">
          <table:table-cell/>
          <table:table-cell table:style-name="ce4" office:value-type="float" office:value="65" calcext:value-type="float">
            <text:p>65</text:p>
          </table:table-cell>
          <table:table-cell office:value-type="float" office:value="952.5796535" calcext:value-type="float">
            <text:p>952.5796535</text:p>
          </table:table-cell>
          <table:table-cell office:value-type="float" office:value="8.70038" calcext:value-type="float">
            <text:p>8.70038</text:p>
          </table:table-cell>
        </table:table-row>
        <table:table-row table:style-name="ro1">
          <table:table-cell/>
          <table:table-cell table:style-name="ce5" office:value-type="float" office:value="71" calcext:value-type="float">
            <text:p>71</text:p>
          </table:table-cell>
          <table:table-cell table:style-name="ce10" office:value-type="float" office:value="1310.769508" calcext:value-type="float">
            <text:p>1310.769508</text:p>
          </table:table-cell>
          <table:table-cell office:value-type="float" office:value="8.10256" calcext:value-type="float">
            <text:p>8.1025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7.6101413" calcext:value-type="float">
            <text:p>67.610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3.2312533" calcext:value-type="float">
            <text:p>103.231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13.9553881" calcext:value-type="float">
            <text:p>213.9553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73.2719735" calcext:value-type="float">
            <text:p>473.2719735</text:p>
          </table:table-cell>
          <table:table-cell office:value-type="float" office:value="0.858369" calcext:value-type="float">
            <text:p>0.85836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792.5114455" calcext:value-type="float">
            <text:p>792.5114455</text:p>
          </table:table-cell>
          <table:table-cell office:value-type="float" office:value="5.32352" calcext:value-type="float">
            <text:p>5.3235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67.1107655" calcext:value-type="float">
            <text:p>867.1107655</text:p>
          </table:table-cell>
          <table:table-cell office:value-type="float" office:value="0.58673" calcext:value-type="float">
            <text:p>0.5867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125.25301" calcext:value-type="float">
            <text:p>1125.25301</text:p>
          </table:table-cell>
          <table:table-cell office:value-type="float" office:value="2.51852" calcext:value-type="float">
            <text:p>2.5185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323.7731644" calcext:value-type="float">
            <text:p>1323.7731644</text:p>
          </table:table-cell>
          <table:table-cell office:value-type="float" office:value="4.46097" calcext:value-type="float">
            <text:p>4.46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5:38:36.651661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1:27:21.111275279</meta:creation-date>
    <dc:date>2020-12-17T16:35:45.526649699</dc:date>
    <meta:editing-duration>PT1H54M</meta:editing-duration>
    <meta:editing-cycles>15</meta:editing-cycles>
    <meta:generator>LibreOffice/6.4.6.2$Linux_X86_64 LibreOffice_project/40$Build-2</meta:generator>
    <meta:document-statistic meta:table-count="2" meta:cell-count="44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2.169cm" svg:y="0.379cm" svg:width="11.463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14.5282665">
                <text:p>14.5282665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67.6101413">
                <text:p>67.6101413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51.7358854">
                <text:p>51.7358854</text:p>
              </table:table-cell>
              <table:table-cell office:value-type="float" office:value="21">
                <text:p>21</text:p>
              </table:table-cell>
              <table:table-cell office:value-type="float" office:value="103.2312533">
                <text:p>103.2312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92.0720873">
                <text:p>192.0720873</text:p>
              </table:table-cell>
              <table:table-cell office:value-type="float" office:value="29">
                <text:p>29</text:p>
              </table:table-cell>
              <table:table-cell office:value-type="float" office:value="213.9553881">
                <text:p>213.9553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65.2289725">
                <text:p>265.2289725</text:p>
              </table:table-cell>
              <table:table-cell office:value-type="float" office:value="42">
                <text:p>42</text:p>
              </table:table-cell>
              <table:table-cell office:value-type="float" office:value="473.2719735">
                <text:p>473.271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461.9641635">
                <text:p>461.9641635</text:p>
              </table:table-cell>
              <table:table-cell office:value-type="float" office:value="52">
                <text:p>52</text:p>
              </table:table-cell>
              <table:table-cell office:value-type="float" office:value="792.5114455">
                <text:p>792.5114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677.5785015">
                <text:p>677.5785015</text:p>
              </table:table-cell>
              <table:table-cell office:value-type="float" office:value="58">
                <text:p>58</text:p>
              </table:table-cell>
              <table:table-cell office:value-type="float" office:value="867.1107655">
                <text:p>867.1107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952.5796535">
                <text:p>952.5796535</text:p>
              </table:table-cell>
              <table:table-cell office:value-type="float" office:value="70">
                <text:p>70</text:p>
              </table:table-cell>
              <table:table-cell office:value-type="float" office:value="1125.25301">
                <text:p>1125.25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310.769508">
                <text:p>1310.769508</text:p>
              </table:table-cell>
              <table:table-cell office:value-type="float" office:value="76">
                <text:p>76</text:p>
              </table:table-cell>
              <table:table-cell office:value-type="float" office:value="1323.7731644">
                <text:p>1323.7731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036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">
                <text:p>0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3.88802">
                <text:p>3.8880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.5098">
                <text:p>4.5098</text:p>
              </table:table-cell>
              <table:table-cell office:value-type="float" office:value="42">
                <text:p>42</text:p>
              </table:table-cell>
              <table:table-cell office:value-type="float" office:value="0.858369">
                <text:p>0.858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0266904">
                <text:p>0.0266904</text:p>
              </table:table-cell>
              <table:table-cell office:value-type="float" office:value="52">
                <text:p>52</text:p>
              </table:table-cell>
              <table:table-cell office:value-type="float" office:value="5.32352">
                <text:p>5.32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4.34468">
                <text:p>4.34468</text:p>
              </table:table-cell>
              <table:table-cell office:value-type="float" office:value="58">
                <text:p>58</text:p>
              </table:table-cell>
              <table:table-cell office:value-type="float" office:value="0.58673">
                <text:p>0.5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8.70038">
                <text:p>8.70038</text:p>
              </table:table-cell>
              <table:table-cell office:value-type="float" office:value="70">
                <text:p>70</text:p>
              </table:table-cell>
              <table:table-cell office:value-type="float" office:value="2.51852">
                <text:p>2.51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8.10256">
                <text:p>8.10256</text:p>
              </table:table-cell>
              <table:table-cell office:value-type="float" office:value="76">
                <text:p>76</text:p>
              </table:table-cell>
              <table:table-cell office:value-type="float" office:value="4.46097">
                <text:p>4.460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61cm" svg:y="3.955cm" style:legend-expansion="high" chart:style-name="ch2"/>
        <chart:plot-area chart:style-name="ch3" table:cell-range-address="Sheet2.C22:Sheet2.C37 Sheet2.B3:Sheet2.C18 Sheet2.B1:Sheet2.B1 Sheet2.B20:Sheet2.B20" chart:data-source-has-labels="both" svg:x="1.282cm" svg:y="0.18cm" svg:width="12.16cm" svg:height="7.665cm">
          <chartooo:coordinate-region svg:x="1.903cm" svg:y="0.379cm" svg:width="11.167cm" svg:height="6.819cm"/>
          <chart:axis chart:dimension="x" chart:name="primary-x" chart:style-name="ch4" chartooo:axis-type="auto">
            <chart:title svg:x="7.212cm" svg:y="8.025cm" chart:style-name="ch5">
              <text:p>n</text:p>
            </chart:title>
            <chart:categories table:cell-range-address="Sheet2.C22:Sheet2.C37"/>
          </chart:axis>
          <chart:axis chart:dimension="y" chart:name="primary-y" chart:style-name="ch4">
            <chart:title svg:x="0.451cm" svg:y="3.732cm" chart:style-name="ch5">
              <text:p>t[s]</text:p>
            </chart:title>
            <chart:grid chart:style-name="ch6" chart:class="major"/>
          </chart:axis>
          <chart:series chart:style-name="ch7" chart:values-cell-range-address="Sheet2.C3:Sheet2.C18" chart:label-cell-address="Sheet2.B1:Sheet2.B1" chart:class="chart:scatter">
            <chart:domain table:cell-range-address="Sheet2.B3:Sheet2.B18"/>
            <chart:data-point chart:repeated="16"/>
          </chart:series>
          <chart:series chart:style-name="ch8" chart:values-cell-range-address="Sheet2.C22:Sheet2.C37" chart:label-cell-address="Sheet2.B20:Sheet2.B20" chart:class="chart:scatter">
            <chart:domain table:cell-range-address="Sheet2.B22:Sheet2.B37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α = 0.999</text:p>
                <draw:g>
                  <svg:desc>Sheet2.B1:Sheet2.B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α = 0.99</text:p>
                <draw:g>
                  <svg:desc>Sheet2.B20:Sheet2.B20</svg:desc>
                </draw:g>
              </table:table-cell>
            </table:table-row>
          </table:table-header-rows>
          <table:table-rows>
            <table:table-row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  <table:table-cell office:value-type="float" office:value="9">
                <text:p>9</text:p>
                <draw:g>
                  <svg:desc>Sheet2.B3:Sheet2.B18</svg:desc>
                </draw:g>
              </table:table-cell>
              <table:table-cell office:value-type="float" office:value="1.4573901">
                <text:p>1.4573901</text:p>
                <draw:g>
                  <svg:desc>Sheet2.C3:Sheet2.C18</svg:desc>
                </draw:g>
              </table:table-cell>
              <table:table-cell office:value-type="float" office:value="9">
                <text:p>9</text:p>
                <draw:g>
                  <svg:desc>Sheet2.B22:Sheet2.B37</svg:desc>
                </draw:g>
              </table:table-cell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</table:table-row>
            <table:table-row>
              <table:table-cell office:value-type="float" office:value="0.6150527">
                <text:p>0.6150527</text:p>
              </table:table-cell>
              <table:table-cell office:value-type="float" office:value="17">
                <text:p>17</text:p>
              </table:table-cell>
              <table:table-cell office:value-type="float" office:value="5.3558626">
                <text:p>5.3558626</text:p>
              </table:table-cell>
              <table:table-cell office:value-type="float" office:value="17">
                <text:p>17</text:p>
              </table:table-cell>
              <table:table-cell office:value-type="float" office:value="0.6150527">
                <text:p>0.6150527</text:p>
              </table:table-cell>
            </table:table-row>
            <table:table-row>
              <table:table-cell office:value-type="float" office:value="2.5931555">
                <text:p>2.5931555</text:p>
              </table:table-cell>
              <table:table-cell office:value-type="float" office:value="34">
                <text:p>34</text:p>
              </table:table-cell>
              <table:table-cell office:value-type="float" office:value="25.6540922">
                <text:p>25.6540922</text:p>
              </table:table-cell>
              <table:table-cell office:value-type="float" office:value="34">
                <text:p>34</text:p>
              </table:table-cell>
              <table:table-cell office:value-type="float" office:value="2.5931555">
                <text:p>2.5931555</text:p>
              </table:table-cell>
            </table:table-row>
            <table:table-row>
              <table:table-cell office:value-type="float" office:value="3.9471013">
                <text:p>3.9471013</text:p>
              </table:table-cell>
              <table:table-cell office:value-type="float" office:value="39">
                <text:p>39</text:p>
              </table:table-cell>
              <table:table-cell office:value-type="float" office:value="30.304062">
                <text:p>30.304062</text:p>
              </table:table-cell>
              <table:table-cell office:value-type="float" office:value="39">
                <text:p>39</text:p>
              </table:table-cell>
              <table:table-cell office:value-type="float" office:value="3.9471013">
                <text:p>3.9471013</text:p>
              </table:table-cell>
            </table:table-row>
            <table:table-row>
              <table:table-cell office:value-type="float" office:value="5.5950013">
                <text:p>5.5950013</text:p>
              </table:table-cell>
              <table:table-cell office:value-type="float" office:value="43">
                <text:p>43</text:p>
              </table:table-cell>
              <table:table-cell office:value-type="float" office:value="52.3861814">
                <text:p>52.3861814</text:p>
              </table:table-cell>
              <table:table-cell office:value-type="float" office:value="43">
                <text:p>43</text:p>
              </table:table-cell>
              <table:table-cell office:value-type="float" office:value="5.5950013">
                <text:p>5.5950013</text:p>
              </table:table-cell>
            </table:table-row>
            <table:table-row>
              <table:table-cell office:value-type="float" office:value="8.4903015">
                <text:p>8.4903015</text:p>
              </table:table-cell>
              <table:table-cell office:value-type="float" office:value="53">
                <text:p>53</text:p>
              </table:table-cell>
              <table:table-cell office:value-type="float" office:value="67.9462512">
                <text:p>67.9462512</text:p>
              </table:table-cell>
              <table:table-cell office:value-type="float" office:value="53">
                <text:p>53</text:p>
              </table:table-cell>
              <table:table-cell office:value-type="float" office:value="8.4903015">
                <text:p>8.4903015</text:p>
              </table:table-cell>
            </table:table-row>
            <table:table-row>
              <table:table-cell office:value-type="float" office:value="14.0903101">
                <text:p>14.0903101</text:p>
              </table:table-cell>
              <table:table-cell office:value-type="float" office:value="65">
                <text:p>65</text:p>
              </table:table-cell>
              <table:table-cell office:value-type="float" office:value="95.5628426">
                <text:p>95.5628426</text:p>
              </table:table-cell>
              <table:table-cell office:value-type="float" office:value="65">
                <text:p>65</text:p>
              </table:table-cell>
              <table:table-cell office:value-type="float" office:value="14.0903101">
                <text:p>14.0903101</text:p>
              </table:table-cell>
            </table:table-row>
            <table:table-row>
              <table:table-cell office:value-type="float" office:value="13.0016999">
                <text:p>13.0016999</text:p>
              </table:table-cell>
              <table:table-cell office:value-type="float" office:value="71">
                <text:p>71</text:p>
              </table:table-cell>
              <table:table-cell office:value-type="float" office:value="126.7130687">
                <text:p>126.7130687</text:p>
              </table:table-cell>
              <table:table-cell office:value-type="float" office:value="71">
                <text:p>71</text:p>
              </table:table-cell>
              <table:table-cell office:value-type="float" office:value="13.0016999">
                <text:p>13.0016999</text:p>
              </table:table-cell>
            </table:table-row>
            <table:table-row>
              <table:table-cell office:value-type="float" office:value="0.6043874">
                <text:p>0.6043874</text:p>
              </table:table-cell>
              <table:table-cell office:value-type="float" office:value="17">
                <text:p>17</text:p>
              </table:table-cell>
              <table:table-cell office:value-type="float" office:value="5.3572235">
                <text:p>5.3572235</text:p>
              </table:table-cell>
              <table:table-cell office:value-type="float" office:value="17">
                <text:p>17</text:p>
              </table:table-cell>
              <table:table-cell office:value-type="float" office:value="0.6043874">
                <text:p>0.6043874</text:p>
              </table:table-cell>
            </table:table-row>
            <table:table-row>
              <table:table-cell office:value-type="float" office:value="1.0009485">
                <text:p>1.0009485</text:p>
              </table:table-cell>
              <table:table-cell office:value-type="float" office:value="21">
                <text:p>21</text:p>
              </table:table-cell>
              <table:table-cell office:value-type="float" office:value="9.6029602">
                <text:p>9.6029602</text:p>
              </table:table-cell>
              <table:table-cell office:value-type="float" office:value="21">
                <text:p>21</text:p>
              </table:table-cell>
              <table:table-cell office:value-type="float" office:value="1.0009485">
                <text:p>1.0009485</text:p>
              </table:table-cell>
            </table:table-row>
            <table:table-row>
              <table:table-cell office:value-type="float" office:value="1.7674548">
                <text:p>1.7674548</text:p>
              </table:table-cell>
              <table:table-cell office:value-type="float" office:value="29">
                <text:p>29</text:p>
              </table:table-cell>
              <table:table-cell office:value-type="float" office:value="19.225291">
                <text:p>19.225291</text:p>
              </table:table-cell>
              <table:table-cell office:value-type="float" office:value="29">
                <text:p>29</text:p>
              </table:table-cell>
              <table:table-cell office:value-type="float" office:value="1.7674548">
                <text:p>1.7674548</text:p>
              </table:table-cell>
            </table:table-row>
            <table:table-row>
              <table:table-cell office:value-type="float" office:value="4.1575363">
                <text:p>4.1575363</text:p>
              </table:table-cell>
              <table:table-cell office:value-type="float" office:value="42">
                <text:p>42</text:p>
              </table:table-cell>
              <table:table-cell office:value-type="float" office:value="40.1506633">
                <text:p>40.1506633</text:p>
              </table:table-cell>
              <table:table-cell office:value-type="float" office:value="42">
                <text:p>42</text:p>
              </table:table-cell>
              <table:table-cell office:value-type="float" office:value="4.1575363">
                <text:p>4.1575363</text:p>
              </table:table-cell>
            </table:table-row>
            <table:table-row>
              <table:table-cell office:value-type="float" office:value="8.4477165">
                <text:p>8.4477165</text:p>
              </table:table-cell>
              <table:table-cell office:value-type="float" office:value="52">
                <text:p>52</text:p>
              </table:table-cell>
              <table:table-cell office:value-type="float" office:value="74.2462798">
                <text:p>74.2462798</text:p>
              </table:table-cell>
              <table:table-cell office:value-type="float" office:value="52">
                <text:p>52</text:p>
              </table:table-cell>
              <table:table-cell office:value-type="float" office:value="8.4477165">
                <text:p>8.4477165</text:p>
              </table:table-cell>
            </table:table-row>
            <table:table-row>
              <table:table-cell office:value-type="float" office:value="12.9581855">
                <text:p>12.9581855</text:p>
              </table:table-cell>
              <table:table-cell office:value-type="float" office:value="58">
                <text:p>58</text:p>
              </table:table-cell>
              <table:table-cell office:value-type="float" office:value="89.4269782">
                <text:p>89.4269782</text:p>
              </table:table-cell>
              <table:table-cell office:value-type="float" office:value="58">
                <text:p>58</text:p>
              </table:table-cell>
              <table:table-cell office:value-type="float" office:value="12.9581855">
                <text:p>12.9581855</text:p>
              </table:table-cell>
            </table:table-row>
            <table:table-row>
              <table:table-cell office:value-type="float" office:value="12.7494138">
                <text:p>12.7494138</text:p>
              </table:table-cell>
              <table:table-cell office:value-type="float" office:value="70">
                <text:p>70</text:p>
              </table:table-cell>
              <table:table-cell office:value-type="float" office:value="136.675121">
                <text:p>136.675121</text:p>
              </table:table-cell>
              <table:table-cell office:value-type="float" office:value="70">
                <text:p>70</text:p>
              </table:table-cell>
              <table:table-cell office:value-type="float" office:value="12.7494138">
                <text:p>12.7494138</text:p>
              </table:table-cell>
            </table:table-row>
            <table:table-row>
              <table:table-cell office:value-type="float" office:value="17.3814997">
                <text:p>17.3814997</text:p>
              </table:table-cell>
              <table:table-cell office:value-type="float" office:value="76">
                <text:p>76</text:p>
              </table:table-cell>
              <table:table-cell office:value-type="float" office:value="135.4022454">
                <text:p>135.4022454</text:p>
              </table:table-cell>
              <table:table-cell office:value-type="float" office:value="76">
                <text:p>76</text:p>
              </table:table-cell>
              <table:table-cell office:value-type="float" office:value="17.3814997">
                <text:p>17.3814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576cm" svg:y="3.706cm" style:legend-expansion="high" chart:style-name="ch2"/>
        <chart:plot-area chart:style-name="ch3" table:cell-range-address="Sheet2.B22:Sheet2.D37 Sheet2.B20:Sheet2.B20 Sheet2.B41:Sheet2.B41 Sheet2.D43:Sheet2.D58 Sheet2.B1:Sheet2.B1 Sheet2.D3:Sheet2.D18" chart:data-source-has-labels="both" svg:x="1.599cm" svg:y="0.18cm" svg:width="11.658cm" svg:height="7.665cm">
          <chartooo:coordinate-region svg:x="2.22cm" svg:y="0.379cm" svg:width="10.851cm" svg:height="6.819cm"/>
          <chart:axis chart:dimension="x" chart:name="primary-x" chart:style-name="ch4" chartooo:axis-type="auto">
            <chart:title svg:x="7.278cm" svg:y="8.025cm" chart:style-name="ch5">
              <text:p>n</text:p>
            </chart:title>
            <chart:categories table:cell-range-address="Sheet2.C22:Sheet2.C37"/>
          </chart:axis>
          <chart:axis chart:dimension="y" chart:name="primary-y" chart:style-name="ch4">
            <chart:title svg:x="0.451cm" svg:y="3.732cm" chart:style-name="ch5">
              <text:p>δ [%]</text:p>
            </chart:title>
            <chart:grid chart:style-name="ch6" chart:class="major"/>
          </chart:axis>
          <chart:series chart:style-name="ch7" chart:values-cell-range-address="Sheet2.D22:Sheet2.D37" chart:label-cell-address="Sheet2.B20:Sheet2.B20" chart:class="chart:scatter">
            <chart:domain table:cell-range-address="Sheet2.B22:Sheet2.B37"/>
            <chart:data-point chart:repeated="16"/>
          </chart:series>
          <chart:series chart:style-name="ch8" chart:values-cell-range-address="Sheet2.D43:Sheet2.D58" chart:label-cell-address="Sheet2.B41:Sheet2.B41" chart:class="chart:scatter">
            <chart:domain table:cell-range-address="Sheet2.B43:Sheet2.B58"/>
            <chart:data-point chart:repeated="16"/>
          </chart:series>
          <chart:series chart:style-name="ch9" chart:values-cell-range-address="Sheet2.D3:Sheet2.D18" chart:label-cell-address="Sheet2.B1:Sheet2.B1" chart:class="chart:scatter">
            <chart:domain table:cell-range-address="Sheet2.B3:Sheet2.B18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α = 0.99</text:p>
                <draw:g>
                  <svg:desc>Sheet2.B20:Sheet2.B2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α = 0.9999</text:p>
                <draw:g>
                  <svg:desc>Sheet2.B41:Sheet2.B4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α = 0.999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  <table:table-cell office:value-type="float" office:value="9">
                <text:p>9</text:p>
                <draw:g>
                  <svg:desc>Sheet2.B22:Sheet2.B37</svg:desc>
                </draw:g>
              </table:table-cell>
              <table:table-cell office:value-type="float" office:value="0">
                <text:p>0</text:p>
                <draw:g>
                  <svg:desc>Sheet2.D22:Sheet2.D37</svg:desc>
                </draw:g>
              </table:table-cell>
              <table:table-cell office:value-type="float" office:value="9">
                <text:p>9</text:p>
                <draw:g>
                  <svg:desc>Sheet2.B43:Sheet2.B58</svg:desc>
                </draw:g>
              </table:table-cell>
              <table:table-cell office:value-type="float" office:value="0">
                <text:p>0</text:p>
                <draw:g>
                  <svg:desc>Sheet2.D43:Sheet2.D58</svg:desc>
                </draw:g>
              </table:table-cell>
              <table:table-cell office:value-type="float" office:value="9">
                <text:p>9</text:p>
                <draw:g>
                  <svg:desc>Sheet2.B3:Sheet2.B18</svg:desc>
                </draw:g>
              </table:table-cell>
              <table:table-cell office:value-type="float" office:value="0">
                <text:p>0</text:p>
                <draw:g>
                  <svg:desc>Sheet2.D3:Sheet2.D18</svg:desc>
                </draw:g>
              </table:table-cell>
            </table:table-row>
            <table:table-row>
              <table:table-cell office:value-type="float" office:value="0.6150527">
                <text:p>0.615052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931555">
                <text:p>2.5931555</text:p>
              </table:table-cell>
              <table:table-cell office:value-type="float" office:value="34">
                <text:p>34</text:p>
              </table:table-cell>
              <table:table-cell office:value-type="float" office:value="16.3841">
                <text:p>16.3841</text:p>
              </table:table-cell>
              <table:table-cell office:value-type="float" office:value="34">
                <text:p>34</text:p>
              </table:table-cell>
              <table:table-cell office:value-type="float" office:value="3.88802">
                <text:p>3.88802</text:p>
              </table:table-cell>
              <table:table-cell office:value-type="float" office:value="34">
                <text:p>34</text:p>
              </table:table-cell>
              <table:table-cell office:value-type="float" office:value="9.19129">
                <text:p>9.19129</text:p>
              </table:table-cell>
            </table:table-row>
            <table:table-row>
              <table:table-cell office:value-type="float" office:value="3.9471013">
                <text:p>3.9471013</text:p>
              </table:table-cell>
              <table:table-cell office:value-type="float" office:value="39">
                <text:p>39</text:p>
              </table:table-cell>
              <table:table-cell office:value-type="float" office:value="12.8824">
                <text:p>12.8824</text:p>
              </table:table-cell>
              <table:table-cell office:value-type="float" office:value="39">
                <text:p>39</text:p>
              </table:table-cell>
              <table:table-cell office:value-type="float" office:value="4.5098">
                <text:p>4.5098</text:p>
              </table:table-cell>
              <table:table-cell office:value-type="float" office:value="39">
                <text:p>39</text:p>
              </table:table-cell>
              <table:table-cell office:value-type="float" office:value="6.42484">
                <text:p>6.42484</text:p>
              </table:table-cell>
            </table:table-row>
            <table:table-row>
              <table:table-cell office:value-type="float" office:value="5.5950013">
                <text:p>5.5950013</text:p>
              </table:table-cell>
              <table:table-cell office:value-type="float" office:value="43">
                <text:p>43</text:p>
              </table:table-cell>
              <table:table-cell office:value-type="float" office:value="0.382562">
                <text:p>0.382562</text:p>
              </table:table-cell>
              <table:table-cell office:value-type="float" office:value="43">
                <text:p>43</text:p>
              </table:table-cell>
              <table:table-cell office:value-type="float" office:value="0.0266904">
                <text:p>0.0266904</text:p>
              </table:table-cell>
              <table:table-cell office:value-type="float" office:value="43">
                <text:p>43</text:p>
              </table:table-cell>
              <table:table-cell office:value-type="float" office:value="0.227758">
                <text:p>0.227758</text:p>
              </table:table-cell>
            </table:table-row>
            <table:table-row>
              <table:table-cell office:value-type="float" office:value="8.4903015">
                <text:p>8.4903015</text:p>
              </table:table-cell>
              <table:table-cell office:value-type="float" office:value="53">
                <text:p>53</text:p>
              </table:table-cell>
              <table:table-cell office:value-type="float" office:value="15.2252">
                <text:p>15.2252</text:p>
              </table:table-cell>
              <table:table-cell office:value-type="float" office:value="53">
                <text:p>53</text:p>
              </table:table-cell>
              <table:table-cell office:value-type="float" office:value="4.34468">
                <text:p>4.34468</text:p>
              </table:table-cell>
              <table:table-cell office:value-type="float" office:value="53">
                <text:p>53</text:p>
              </table:table-cell>
              <table:table-cell office:value-type="float" office:value="8.44605">
                <text:p>8.44605</text:p>
              </table:table-cell>
            </table:table-row>
            <table:table-row>
              <table:table-cell office:value-type="float" office:value="14.0903101">
                <text:p>14.0903101</text:p>
              </table:table-cell>
              <table:table-cell office:value-type="float" office:value="65">
                <text:p>65</text:p>
              </table:table-cell>
              <table:table-cell office:value-type="float" office:value="21.1474">
                <text:p>21.1474</text:p>
              </table:table-cell>
              <table:table-cell office:value-type="float" office:value="65">
                <text:p>65</text:p>
              </table:table-cell>
              <table:table-cell office:value-type="float" office:value="8.70038">
                <text:p>8.70038</text:p>
              </table:table-cell>
              <table:table-cell office:value-type="float" office:value="65">
                <text:p>65</text:p>
              </table:table-cell>
              <table:table-cell office:value-type="float" office:value="11.3377">
                <text:p>11.3377</text:p>
              </table:table-cell>
            </table:table-row>
            <table:table-row>
              <table:table-cell office:value-type="float" office:value="13.0016999">
                <text:p>13.0016999</text:p>
              </table:table-cell>
              <table:table-cell office:value-type="float" office:value="71">
                <text:p>71</text:p>
              </table:table-cell>
              <table:table-cell office:value-type="float" office:value="21.6462">
                <text:p>21.6462</text:p>
              </table:table-cell>
              <table:table-cell office:value-type="float" office:value="71">
                <text:p>71</text:p>
              </table:table-cell>
              <table:table-cell office:value-type="float" office:value="8.10256">
                <text:p>8.10256</text:p>
              </table:table-cell>
              <table:table-cell office:value-type="float" office:value="71">
                <text:p>71</text:p>
              </table:table-cell>
              <table:table-cell office:value-type="float" office:value="13.1179">
                <text:p>13.1179</text:p>
              </table:table-cell>
            </table:table-row>
            <table:table-row>
              <table:table-cell office:value-type="float" office:value="0.6043874">
                <text:p>0.6043874</text:p>
              </table:table-cell>
              <table:table-cell office:value-type="float" office:value="17">
                <text:p>17</text:p>
              </table:table-cell>
              <table:table-cell office:value-type="float" office:value="1.00719">
                <text:p>1.0071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.0767386">
                <text:p>0.0767386</text:p>
              </table:table-cell>
            </table:table-row>
            <table:table-row>
              <table:table-cell office:value-type="float" office:value="1.0009485">
                <text:p>1.0009485</text:p>
              </table:table-cell>
              <table:table-cell office:value-type="float" office:value="21">
                <text:p>21</text:p>
              </table:table-cell>
              <table:table-cell office:value-type="float" office:value="4.54747">
                <text:p>4.5474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.1304">
                <text:p>1.1304</text:p>
              </table:table-cell>
            </table:table-row>
            <table:table-row>
              <table:table-cell office:value-type="float" office:value="1.7674548">
                <text:p>1.7674548</text:p>
              </table:table-cell>
              <table:table-cell office:value-type="float" office:value="29">
                <text:p>29</text:p>
              </table:table-cell>
              <table:table-cell office:value-type="float" office:value="5.68323">
                <text:p>5.6832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.40373">
                <text:p>1.40373</text:p>
              </table:table-cell>
            </table:table-row>
            <table:table-row>
              <table:table-cell office:value-type="float" office:value="4.1575363">
                <text:p>4.1575363</text:p>
              </table:table-cell>
              <table:table-cell office:value-type="float" office:value="42">
                <text:p>42</text:p>
              </table:table-cell>
              <table:table-cell office:value-type="float" office:value="10.3386">
                <text:p>10.3386</text:p>
              </table:table-cell>
              <table:table-cell office:value-type="float" office:value="42">
                <text:p>42</text:p>
              </table:table-cell>
              <table:table-cell office:value-type="float" office:value="0.858369">
                <text:p>0.858369</text:p>
              </table:table-cell>
              <table:table-cell office:value-type="float" office:value="42">
                <text:p>42</text:p>
              </table:table-cell>
              <table:table-cell office:value-type="float" office:value="3.69099">
                <text:p>3.69099</text:p>
              </table:table-cell>
            </table:table-row>
            <table:table-row>
              <table:table-cell office:value-type="float" office:value="8.4477165">
                <text:p>8.4477165</text:p>
              </table:table-cell>
              <table:table-cell office:value-type="float" office:value="52">
                <text:p>52</text:p>
              </table:table-cell>
              <table:table-cell office:value-type="float" office:value="9.49615">
                <text:p>9.49615</text:p>
              </table:table-cell>
              <table:table-cell office:value-type="float" office:value="52">
                <text:p>52</text:p>
              </table:table-cell>
              <table:table-cell office:value-type="float" office:value="5.32352">
                <text:p>5.32352</text:p>
              </table:table-cell>
              <table:table-cell office:value-type="float" office:value="52">
                <text:p>52</text:p>
              </table:table-cell>
              <table:table-cell office:value-type="float" office:value="6.3511">
                <text:p>6.3511</text:p>
              </table:table-cell>
            </table:table-row>
            <table:table-row>
              <table:table-cell office:value-type="float" office:value="12.9581855">
                <text:p>12.9581855</text:p>
              </table:table-cell>
              <table:table-cell office:value-type="float" office:value="58">
                <text:p>58</text:p>
              </table:table-cell>
              <table:table-cell office:value-type="float" office:value="10.7068">
                <text:p>10.7068</text:p>
              </table:table-cell>
              <table:table-cell office:value-type="float" office:value="58">
                <text:p>58</text:p>
              </table:table-cell>
              <table:table-cell office:value-type="float" office:value="0.58673">
                <text:p>0.58673</text:p>
              </table:table-cell>
              <table:table-cell office:value-type="float" office:value="58">
                <text:p>58</text:p>
              </table:table-cell>
              <table:table-cell office:value-type="float" office:value="3.39161">
                <text:p>3.39161</text:p>
              </table:table-cell>
            </table:table-row>
            <table:table-row>
              <table:table-cell office:value-type="float" office:value="12.7494138">
                <text:p>12.7494138</text:p>
              </table:table-cell>
              <table:table-cell office:value-type="float" office:value="70">
                <text:p>70</text:p>
              </table:table-cell>
              <table:table-cell office:value-type="float" office:value="12.0741">
                <text:p>12.0741</text:p>
              </table:table-cell>
              <table:table-cell office:value-type="float" office:value="70">
                <text:p>70</text:p>
              </table:table-cell>
              <table:table-cell office:value-type="float" office:value="2.51852">
                <text:p>2.51852</text:p>
              </table:table-cell>
              <table:table-cell office:value-type="float" office:value="70">
                <text:p>70</text:p>
              </table:table-cell>
              <table:table-cell office:value-type="float" office:value="6.37037">
                <text:p>6.37037</text:p>
              </table:table-cell>
            </table:table-row>
            <table:table-row>
              <table:table-cell office:value-type="float" office:value="17.3814997">
                <text:p>17.3814997</text:p>
              </table:table-cell>
              <table:table-cell office:value-type="float" office:value="76">
                <text:p>76</text:p>
              </table:table-cell>
              <table:table-cell office:value-type="float" office:value="10.948">
                <text:p>10.948</text:p>
              </table:table-cell>
              <table:table-cell office:value-type="float" office:value="76">
                <text:p>76</text:p>
              </table:table-cell>
              <table:table-cell office:value-type="float" office:value="4.46097">
                <text:p>4.46097</text:p>
              </table:table-cell>
              <table:table-cell office:value-type="float" office:value="76">
                <text:p>76</text:p>
              </table:table-cell>
              <table:table-cell office:value-type="float" office:value="7.24907">
                <text:p>7.249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